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8.1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5.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3.5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85cm" fo:min-width="3.5cm"/>
    </style:style>
    <style:style style:name="gr6" style:family="graphic" style:parent-style-name="standard">
      <style:graphic-properties svg:stroke-color="#66ccff" draw:fill-color="#66ccff" draw:textarea-horizontal-align="justify" draw:textarea-vertical-align="middle" draw:auto-grow-height="false" fo:min-height="0.45cm" fo:min-width="5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8.3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8.3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8.3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8.3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8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en" style:country-asian="US" style:font-style-asian="normal" style:font-weight-asian="normal" style:font-name-complex="Mang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-color="#729fcf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-color="#66ccff"/>
      <style:paragraph-properties fo:text-align="center"/>
      <style:text-properties style:font-name="Calibri" fo:font-size="10.5pt"/>
    </style:style>
    <style:style style:name="P8" style:family="paragraph">
      <loext:graphic-properties draw:fill="none" draw:fill-color="#ffffff"/>
      <style:text-properties fo:color="#ffffff" fo:font-size="8pt" style:font-size-asian="8pt" style:font-size-complex="8pt"/>
    </style:style>
    <style:style style:name="T1" style:family="text"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en" style:country-asian="US" style:font-style-asian="normal" style:font-weight-asian="normal" style:font-name-complex="Mang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.5pt"/>
    </style:style>
    <style:style style:name="T3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2.1cm" svg:x="10.7cm" svg:y="1.7cm">
          <text:p text:style-name="P1">Kochrezept</text:p>
          <text:p text:style-name="P1">Für</text:p>
          <text:p text:style-name="P1">Brown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1cm" svg:x="2cm" svg:y="5.4cm">
          <text:p text:style-name="P1">Einkauf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1cm" svg:x="11.9cm" svg:y="5.4cm">
          <text:p text:style-name="P1">Vorbereitu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1cm" svg:x="21.5cm" svg:y="5.4cm">
          <text:p text:style-name="P1">Zubereitung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cm" svg:y1="3.8cm" svg:x2="15cm" svg:y2="5.4cm">
          <text:p/>
        </draw:line>
        <draw:line draw:style-name="gr3" draw:text-style-name="P2" draw:layer="layout" svg:x1="3.9cm" svg:y1="4.5cm" svg:x2="25.2cm" svg:y2="4.5cm">
          <text:p/>
        </draw:line>
        <draw:line draw:style-name="gr3" draw:text-style-name="P2" draw:layer="layout" svg:x1="3.9cm" svg:y1="4.5cm" svg:x2="3.9cm" svg:y2="5.4cm">
          <text:p/>
        </draw:line>
        <draw:line draw:style-name="gr3" draw:text-style-name="P2" draw:layer="layout" svg:x1="25.2cm" svg:y1="4.5cm" svg:x2="25.2cm" svg:y2="5.4cm">
          <text:p/>
        </draw:line>
        <draw:custom-shape draw:style-name="gr4" draw:text-style-name="P4" draw:layer="layout" svg:width="4cm" svg:height="1.1cm" svg:x="2.5cm" svg:y="7.8cm">
          <text:p text:style-name="P3"><text:span text:style-name="T1">250g Schokolad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1cm" svg:x="2.508cm" svg:y="9.3cm">
          <text:p text:style-name="P3"><text:span text:style-name="T1">200g Bu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1cm" svg:x="2.508cm" svg:y="10.7cm">
          <text:p text:style-name="P3"><text:span text:style-name="T1">3 Ei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1cm" svg:x="2.508cm" svg:y="12.1cm">
          <text:p text:style-name="P3"><text:span text:style-name="T1">250g Zu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2.508cm" svg:y="13.7cm">
          <text:p text:style-name="P3"><text:span text:style-name="T1">1-2 P. Vanillezu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1cm" svg:x="2.508cm" svg:y="15.3cm">
          <text:p text:style-name="P3"><text:span text:style-name="T1">150g Meh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2.508cm" svg:y="16.9cm">
          <text:p text:style-name="P3"><text:span text:style-name="T1">Salz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1cm" svg:x="2.508cm" svg:y="18.6cm">
          <text:p text:style-name="P3"><text:span text:style-name="T1">175g Haselnüsse 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5cm" svg:y1="7.5cm" svg:x2="4.5cm" svg:y2="7.8cm">
          <text:p/>
        </draw:line>
        <draw:line draw:style-name="gr3" draw:text-style-name="P2" draw:layer="layout" svg:x1="4.5cm" svg:y1="8.9cm" svg:x2="4.5cm" svg:y2="8.9cm">
          <text:p/>
        </draw:line>
        <draw:line draw:style-name="gr3" draw:text-style-name="P2" draw:layer="layout" svg:x1="4.5cm" svg:y1="8.9cm" svg:x2="4.5cm" svg:y2="9.3cm">
          <text:p/>
        </draw:line>
        <draw:line draw:style-name="gr3" draw:text-style-name="P2" draw:layer="layout" svg:x1="4.5cm" svg:y1="10.4cm" svg:x2="4.5cm" svg:y2="10.7cm">
          <text:p/>
        </draw:line>
        <draw:line draw:style-name="gr3" draw:text-style-name="P2" draw:layer="layout" svg:x1="4.5cm" svg:y1="11.8cm" svg:x2="4.5cm" svg:y2="12.1cm">
          <text:p/>
        </draw:line>
        <draw:line draw:style-name="gr3" draw:text-style-name="P2" draw:layer="layout" svg:x1="4.5cm" svg:y1="13.2cm" svg:x2="4.5cm" svg:y2="13.7cm">
          <text:p/>
        </draw:line>
        <draw:line draw:style-name="gr3" draw:text-style-name="P2" draw:layer="layout" svg:x1="4.5cm" svg:y1="14.8cm" svg:x2="4.5cm" svg:y2="15.3cm">
          <text:p/>
        </draw:line>
        <draw:line draw:style-name="gr3" draw:text-style-name="P2" draw:layer="layout" svg:x1="4.5cm" svg:y1="16.4cm" svg:x2="4.5cm" svg:y2="16.9cm">
          <text:p/>
        </draw:line>
        <draw:line draw:style-name="gr3" draw:text-style-name="P2" draw:layer="layout" svg:x1="4.5cm" svg:y1="18cm" svg:x2="4.5cm" svg:y2="18.6cm">
          <text:p/>
        </draw:line>
        <draw:custom-shape draw:style-name="gr4" draw:text-style-name="P4" draw:layer="layout" svg:width="4cm" svg:height="1.1cm" svg:x="12.8cm" svg:y="7.8cm">
          <text:p text:style-name="P3"><text:span text:style-name="T1">Schokolade zerkleiner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12.8cm" svg:y="9.4cm">
          <text:p text:style-name="P3"><text:span text:style-name="T1">Butter aufteile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12.8cm" svg:y="11.2cm">
          <text:p text:style-name="P3"><text:span text:style-name="T1">Eier schlage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1cm" svg:x="12.8cm" svg:y="12.8cm">
          <text:p text:style-name="P3"><text:span text:style-name="T1">Zucker in Schale packe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1.1cm" svg:x="12.8cm" svg:y="14.2cm">
          <text:p text:style-name="P3"><text:span text:style-name="T1">Vanillezucker siebe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1.1cm" svg:x="12.8cm" svg:y="15.8cm">
          <text:p text:style-name="P3"><text:span text:style-name="T1">Salz hinzufüge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1.1cm" svg:x="12.8cm" svg:y="17.3cm">
          <text:p text:style-name="P3"><text:span text:style-name="T1">Haselnüsse zerkleiner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cm" svg:height="0.7cm" svg:x="2cm" svg:y="5.4cm">
          <text:p text:style-name="P1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cm" svg:height="0.7cm" svg:x="11.9cm" svg:y="5.4cm">
          <text:p text:style-name="P1"><text:span text:style-name="T2">20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cm" svg:height="0.7cm" svg:x="21.5cm" svg:y="5.4cm">
          <text:p text:style-name="P1"><text:span text:style-name="T2">300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972cm" svg:height="0.569cm" svg:x="16.1cm" svg:y="7.7cm">
          <draw:text-box>
            <text:p><text:span text:style-name="T3">201</text:span></text:p>
          </draw:text-box>
        </draw:frame>
        <draw:frame draw:style-name="gr7" draw:text-style-name="P8" draw:layer="layout" svg:width="0.972cm" svg:height="0.569cm" svg:x="16.1cm" svg:y="9.301cm">
          <draw:text-box>
            <text:p><text:span text:style-name="T3">202</text:span></text:p>
          </draw:text-box>
        </draw:frame>
        <draw:frame draw:style-name="gr7" draw:text-style-name="P8" draw:layer="layout" svg:width="0.972cm" svg:height="0.569cm" svg:x="16.1cm" svg:y="11.102cm">
          <draw:text-box>
            <text:p><text:span text:style-name="T3">203</text:span></text:p>
          </draw:text-box>
        </draw:frame>
        <draw:frame draw:style-name="gr7" draw:text-style-name="P8" draw:layer="layout" svg:width="0.972cm" svg:height="0.569cm" svg:x="16.1cm" svg:y="12.703cm">
          <draw:text-box>
            <text:p><text:span text:style-name="T3">204</text:span></text:p>
          </draw:text-box>
        </draw:frame>
        <draw:frame draw:style-name="gr7" draw:text-style-name="P8" draw:layer="layout" svg:width="0.972cm" svg:height="0.569cm" svg:x="16.1cm" svg:y="14.104cm">
          <draw:text-box>
            <text:p><text:span text:style-name="T3">205</text:span></text:p>
          </draw:text-box>
        </draw:frame>
        <draw:frame draw:style-name="gr7" draw:text-style-name="P8" draw:layer="layout" svg:width="0.972cm" svg:height="0.569cm" svg:x="16.1cm" svg:y="15.705cm">
          <draw:text-box>
            <text:p><text:span text:style-name="T3">206</text:span></text:p>
          </draw:text-box>
        </draw:frame>
        <draw:frame draw:style-name="gr7" draw:text-style-name="P8" draw:layer="layout" svg:width="0.972cm" svg:height="0.569cm" svg:x="16.1cm" svg:y="17.206cm">
          <draw:text-box>
            <text:p><text:span text:style-name="T3">207</text:span></text:p>
          </draw:text-box>
        </draw:frame>
        <draw:frame draw:style-name="gr7" draw:text-style-name="P8" draw:layer="layout" svg:width="0.972cm" svg:height="0.569cm" svg:x="5.7cm" svg:y="7.701cm">
          <draw:text-box>
            <text:p><text:span text:style-name="T3">101</text:span></text:p>
          </draw:text-box>
        </draw:frame>
        <draw:frame draw:style-name="gr7" draw:text-style-name="P8" draw:layer="layout" svg:width="0.972cm" svg:height="0.569cm" svg:x="5.7cm" svg:y="9.302cm">
          <draw:text-box>
            <text:p><text:span text:style-name="T3">102</text:span></text:p>
          </draw:text-box>
        </draw:frame>
        <draw:frame draw:style-name="gr7" draw:text-style-name="P8" draw:layer="layout" svg:width="0.972cm" svg:height="0.569cm" svg:x="5.7cm" svg:y="10.703cm">
          <draw:text-box>
            <text:p><text:span text:style-name="T3">103</text:span></text:p>
          </draw:text-box>
        </draw:frame>
        <draw:frame draw:style-name="gr7" draw:text-style-name="P8" draw:layer="layout" svg:width="0.972cm" svg:height="0.569cm" svg:x="5.7cm" svg:y="12.004cm">
          <draw:text-box>
            <text:p><text:span text:style-name="T3">104</text:span></text:p>
          </draw:text-box>
        </draw:frame>
        <draw:frame draw:style-name="gr7" draw:text-style-name="P8" draw:layer="layout" svg:width="0.972cm" svg:height="0.569cm" svg:x="5.7cm" svg:y="13.605cm">
          <draw:text-box>
            <text:p><text:span text:style-name="T3">105</text:span></text:p>
          </draw:text-box>
        </draw:frame>
        <draw:frame draw:style-name="gr7" draw:text-style-name="P8" draw:layer="layout" svg:width="0.972cm" svg:height="0.569cm" svg:x="5.7cm" svg:y="15.306cm">
          <draw:text-box>
            <text:p><text:span text:style-name="T3">106</text:span></text:p>
          </draw:text-box>
        </draw:frame>
        <draw:frame draw:style-name="gr7" draw:text-style-name="P8" draw:layer="layout" svg:width="0.972cm" svg:height="0.569cm" svg:x="5.7cm" svg:y="16.807cm">
          <draw:text-box>
            <text:p><text:span text:style-name="T3">107</text:span></text:p>
          </draw:text-box>
        </draw:frame>
        <draw:frame draw:style-name="gr8" draw:text-style-name="P8" draw:layer="layout" svg:width="1.1cm" svg:height="0.887cm" svg:x="5.7cm" svg:y="18.608cm">
          <draw:text-box>
            <text:p><text:span text:style-name="T3">108</text:span></text:p>
          </draw:text-box>
        </draw:frame>
        <draw:line draw:style-name="gr3" draw:text-style-name="P2" draw:layer="layout" svg:x1="14.9cm" svg:y1="7.5cm" svg:x2="14.9cm" svg:y2="7.8cm">
          <text:p/>
        </draw:line>
        <draw:line draw:style-name="gr3" draw:text-style-name="P2" draw:layer="layout" svg:x1="14.9cm" svg:y1="8.9cm" svg:x2="14.9cm" svg:y2="9.4cm">
          <text:p/>
        </draw:line>
        <draw:line draw:style-name="gr3" draw:text-style-name="P2" draw:layer="layout" svg:x1="14.9cm" svg:y1="10.5cm" svg:x2="14.9cm" svg:y2="11.2cm">
          <text:p/>
        </draw:line>
        <draw:line draw:style-name="gr3" draw:text-style-name="P2" draw:layer="layout" svg:x1="14.9cm" svg:y1="12.3cm" svg:x2="14.9cm" svg:y2="12.8cm">
          <text:p/>
        </draw:line>
        <draw:line draw:style-name="gr3" draw:text-style-name="P2" draw:layer="layout" svg:x1="14.9cm" svg:y1="13.9cm" svg:x2="14.9cm" svg:y2="14.2cm">
          <text:p/>
        </draw:line>
        <draw:line draw:style-name="gr3" draw:text-style-name="P2" draw:layer="layout" svg:x1="14.9cm" svg:y1="15.3cm" svg:x2="14.9cm" svg:y2="15.8cm">
          <text:p/>
        </draw:line>
        <draw:line draw:style-name="gr3" draw:text-style-name="P2" draw:layer="layout" svg:x1="14.9cm" svg:y1="16.9cm" svg:x2="14.9cm" svg:y2="17.3cm">
          <text:p/>
        </draw:line>
        <draw:custom-shape draw:style-name="gr9" draw:text-style-name="P4" draw:layer="layout" svg:width="8.8cm" svg:height="1.2cm" svg:x="19.9cm" svg:y="7.8cm">
          <text:p text:style-name="P3"><text:span text:style-name="T1">Die Eier, den Zucker und den Vanillezucker</text:span></text:p>
          <text:p text:style-name="P3"><text:span text:style-name="T1">mit Schneebesen schaumig rühren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8.8cm" svg:height="0.9cm" svg:x="19.9cm" svg:y="9.2cm">
          <text:p text:style-name="P3"><text:span text:style-name="T1">Mischung beiseite stellen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8.8cm" svg:height="1.1cm" svg:x="19.9cm" svg:y="10.3cm">
          <text:p text:style-name="P3"><text:span text:style-name="T1">Schokolade und Butter</text:span></text:p>
          <text:p text:style-name="P3"><text:span text:style-name="T1">in einem Wasserbad schmelzen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8.8cm" svg:height="0.8cm" svg:x="19.9cm" svg:y="11.6cm">
          <text:p text:style-name="P3"><text:span text:style-name="T1">Schokolade-Butter-Mischung abkühlen lassen.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.8cm" svg:height="1cm" svg:x="19.9cm" svg:y="12.6cm">
          <text:p text:style-name="P3"><text:span text:style-name="T1">Schokoladen-Butter-Mischung mit</text:span></text:p>
          <text:p text:style-name="P3"><text:span text:style-name="T1">einem Schneebesen in die Ei-Zucker-Mischung rühren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8cm" svg:height="0.7cm" svg:x="19.9cm" svg:y="13.8cm">
          <text:p text:style-name="P3"><text:span text:style-name="T1">Den Ofen auf 175°c vorheizen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8.8cm" svg:height="0.9cm" svg:x="19.9cm" svg:y="14.7cm">
          <text:p text:style-name="P3"><text:span text:style-name="T1">Zermalene Nüsse mit Mehl und</text:span></text:p>
          <text:p text:style-name="P3"><text:span text:style-name="T1">einer Prise Salz mischen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8cm" svg:height="0.7cm" svg:x="19.9cm" svg:y="15.8cm">
          <text:p text:style-name="P3"><text:span text:style-name="T1">Blech einfetten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8cm" svg:height="0.7cm" svg:x="19.9cm" svg:y="16.7cm">
          <text:p text:style-name="P3"><text:span text:style-name="T1">Brownieteig auf ein Backblech streichen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8cm" svg:height="0.7cm" svg:x="19.9cm" svg:y="17.6cm">
          <text:p text:style-name="P3"><text:span text:style-name="T1">Bei 175°c saftig backen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8cm" svg:height="0.7cm" svg:x="19.9cm" svg:y="18.5cm">
          <text:p text:style-name="P3"><text:span text:style-name="T1">Brownies aus dem Ofen holen und abkühlen lassen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8cm" svg:height="0.7cm" svg:x="19.9cm" svg:y="19.4cm">
          <text:p text:style-name="P3"><text:span text:style-name="T1">Brownies schneiden.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4.5cm" svg:y1="7.5cm" svg:x2="24.5cm" svg:y2="7.8cm">
          <text:p/>
        </draw:line>
        <draw:line draw:style-name="gr3" draw:text-style-name="P2" draw:layer="layout" svg:x1="24.5cm" svg:y1="9cm" svg:x2="24.5cm" svg:y2="9.2cm">
          <text:p/>
        </draw:line>
        <draw:line draw:style-name="gr3" draw:text-style-name="P2" draw:layer="layout" svg:x1="24.5cm" svg:y1="10.1cm" svg:x2="24.5cm" svg:y2="10.3cm">
          <text:p/>
        </draw:line>
        <draw:line draw:style-name="gr3" draw:text-style-name="P2" draw:layer="layout" svg:x1="24.5cm" svg:y1="11.4cm" svg:x2="24.5cm" svg:y2="11.6cm">
          <text:p/>
        </draw:line>
        <draw:line draw:style-name="gr3" draw:text-style-name="P2" draw:layer="layout" svg:x1="24.5cm" svg:y1="12.4cm" svg:x2="24.5cm" svg:y2="12.6cm">
          <text:p/>
        </draw:line>
        <draw:line draw:style-name="gr3" draw:text-style-name="P2" draw:layer="layout" svg:x1="24.5cm" svg:y1="13.6cm" svg:x2="24.5cm" svg:y2="13.8cm">
          <text:p/>
        </draw:line>
        <draw:line draw:style-name="gr3" draw:text-style-name="P2" draw:layer="layout" svg:x1="24.5cm" svg:y1="14.5cm" svg:x2="24.5cm" svg:y2="14.7cm">
          <text:p/>
        </draw:line>
        <draw:line draw:style-name="gr3" draw:text-style-name="P2" draw:layer="layout" svg:x1="24.5cm" svg:y1="15.6cm" svg:x2="24.5cm" svg:y2="15.8cm">
          <text:p/>
        </draw:line>
        <draw:line draw:style-name="gr3" draw:text-style-name="P2" draw:layer="layout" svg:x1="24.5cm" svg:y1="16.5cm" svg:x2="24.5cm" svg:y2="16.7cm">
          <text:p/>
        </draw:line>
        <draw:line draw:style-name="gr3" draw:text-style-name="P2" draw:layer="layout" svg:x1="24.5cm" svg:y1="17.4cm" svg:x2="24.5cm" svg:y2="17.6cm">
          <text:p/>
        </draw:line>
        <draw:line draw:style-name="gr3" draw:text-style-name="P2" draw:layer="layout" svg:x1="24.5cm" svg:y1="18.3cm" svg:x2="24.5cm" svg:y2="18.5cm">
          <text:p/>
        </draw:line>
        <draw:line draw:style-name="gr3" draw:text-style-name="P2" draw:layer="layout" svg:x1="24.5cm" svg:y1="19.2cm" svg:x2="24.5cm" svg:y2="19.4cm">
          <text:p/>
        </draw:line>
        <draw:frame draw:style-name="gr7" draw:text-style-name="P8" draw:layer="layout" svg:width="0.972cm" svg:height="0.569cm" svg:x="27.9cm" svg:y="7.701cm">
          <draw:text-box>
            <text:p><text:span text:style-name="T3">301</text:span></text:p>
          </draw:text-box>
        </draw:frame>
        <draw:frame draw:style-name="gr7" draw:text-style-name="P8" draw:layer="layout" svg:width="0.972cm" svg:height="0.569cm" svg:x="27.9cm" svg:y="9.102cm">
          <draw:text-box>
            <text:p><text:span text:style-name="T3">302</text:span></text:p>
          </draw:text-box>
        </draw:frame>
        <draw:frame draw:style-name="gr7" draw:text-style-name="P8" draw:layer="layout" svg:width="0.972cm" svg:height="0.569cm" svg:x="27.9cm" svg:y="10.203cm">
          <draw:text-box>
            <text:p><text:span text:style-name="T3">303</text:span></text:p>
          </draw:text-box>
        </draw:frame>
        <draw:frame draw:style-name="gr7" draw:text-style-name="P8" draw:layer="layout" svg:width="0.972cm" svg:height="0.569cm" svg:x="27.9cm" svg:y="11.504cm">
          <draw:text-box>
            <text:p><text:span text:style-name="T3">304</text:span></text:p>
          </draw:text-box>
        </draw:frame>
        <draw:frame draw:style-name="gr7" draw:text-style-name="P8" draw:layer="layout" svg:width="0.972cm" svg:height="0.569cm" svg:x="27.9cm" svg:y="12.505cm">
          <draw:text-box>
            <text:p><text:span text:style-name="T3">305</text:span></text:p>
          </draw:text-box>
        </draw:frame>
        <draw:frame draw:style-name="gr7" draw:text-style-name="P8" draw:layer="layout" svg:width="0.972cm" svg:height="0.569cm" svg:x="27.9cm" svg:y="13.706cm">
          <draw:text-box>
            <text:p><text:span text:style-name="T3">306</text:span></text:p>
          </draw:text-box>
        </draw:frame>
        <draw:frame draw:style-name="gr7" draw:text-style-name="P8" draw:layer="layout" svg:width="0.972cm" svg:height="0.569cm" svg:x="27.9cm" svg:y="14.607cm">
          <draw:text-box>
            <text:p><text:span text:style-name="T3">307</text:span></text:p>
          </draw:text-box>
        </draw:frame>
        <draw:frame draw:style-name="gr7" draw:text-style-name="P8" draw:layer="layout" svg:width="0.972cm" svg:height="0.569cm" svg:x="27.9cm" svg:y="15.708cm">
          <draw:text-box>
            <text:p><text:span text:style-name="T3">308</text:span></text:p>
          </draw:text-box>
        </draw:frame>
        <draw:frame draw:style-name="gr7" draw:text-style-name="P8" draw:layer="layout" svg:width="0.972cm" svg:height="0.569cm" svg:x="27.9cm" svg:y="16.609cm">
          <draw:text-box>
            <text:p><text:span text:style-name="T3">309</text:span></text:p>
          </draw:text-box>
        </draw:frame>
        <draw:frame draw:style-name="gr7" draw:text-style-name="P8" draw:layer="layout" svg:width="0.972cm" svg:height="0.569cm" svg:x="27.9cm" svg:y="17.51cm">
          <draw:text-box>
            <text:p><text:span text:style-name="T3">310</text:span></text:p>
          </draw:text-box>
        </draw:frame>
        <draw:frame draw:style-name="gr7" draw:text-style-name="P8" draw:layer="layout" svg:width="0.951cm" svg:height="0.569cm" svg:x="27.9cm" svg:y="18.411cm">
          <draw:text-box>
            <text:p><text:span text:style-name="T3">311</text:span></text:p>
          </draw:text-box>
        </draw:frame>
        <draw:frame draw:style-name="gr7" draw:text-style-name="P8" draw:layer="layout" svg:width="0.972cm" svg:height="0.569cm" svg:x="27.9cm" svg:y="19.312cm">
          <draw:text-box>
            <text:p><text:span text:style-name="T3">3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0:34:49.861000000</meta:creation-date>
    <dc:date>2016-11-04T14:20:06.055000000</dc:date>
    <meta:editing-duration>PT16M47S</meta:editing-duration>
    <meta:editing-cycles>6</meta:editing-cycles>
    <meta:generator>LibreOffice/5.1.5.2$Windows_x86 LibreOffice_project/7a864d8825610a8c07cfc3bc01dd4fce6a9447e5</meta:generator>
    <meta:document-statistic meta:object-count="93"/>
  </office:meta>
</office:document-meta>
</file>